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9.5pt" style:use-optimal-column-width="fals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3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0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1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1575">
            <text:p>157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3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99999999999999">
            <text:p>−10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7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3.759999999999998">
            <text:p>−63.76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2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710000000000001">
            <text:p>−63.71</text:p>
          </table:table-cell>
          <table:table-cell table:style-name="ACE-0" office:value-type="float" office:value="4565">
            <text:p>456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9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659999999999997">
            <text:p>−63.6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6</text:p>
          </table:table-cell>
          <table:table-cell table:style-name="ACE-0" office:value-type="float" office:value="45.890000000000001">
            <text:p>45.89</text:p>
          </table:table-cell>
          <table:table-cell table:style-name="ACE-0" office:value-type="float" office:value="-63.640000000000001">
            <text:p>−63.6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199999999999999">
            <text:p>−11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1</text:p>
          </table:table-cell>
          <table:table-cell table:style-name="ACE-0" office:value-type="float" office:value="45.829999999999998">
            <text:p>45.83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4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1795">
            <text:p>17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9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6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3355">
            <text:p>335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698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2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2135">
            <text:p>213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(GSC)-23</text:p>
          </table:table-cell>
          <table:table-cell table:style-name="ACE-0" office:value-type="float" office:value="45.979999999999997">
            <text:p>45.98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WaltonEtal196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7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805">
            <text:p>180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5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18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">
            <text:p>−3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CallumWittenberg196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3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5">
            <text:p>−62.5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4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-62.369999999999997">
            <text:p>−62.37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284">
            <text:p>284</text:p>
          </table:table-cell>
          <table:table-cell table:style-name="ACE-0" office:value-type="string">
            <text:p>astarte undata, arctica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6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182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4155">
            <text:p>41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7A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116">
            <text:p>116</text:p>
          </table:table-cell>
          <table:table-cell table:style-name="ACE-0" office:value-type="string">
            <text:p>spruc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95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1</text:p>
          </table:table-cell>
          <table:table-cell table:style-name="ACE-0" office:value-type="float" office:value="46.859999999999999">
            <text:p>46.86</text:p>
          </table:table-cell>
          <table:table-cell table:style-name="ACE-0" office:value-type="float" office:value="-64.230000000000004">
            <text:p>−64.23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1.810000000000002">
            <text:p>−61.81</text:p>
          </table:table-cell>
          <table:table-cell table:style-name="ACE-0" office:value-type="float" office:value="7615">
            <text:p>7615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1.5">
            <text:p>−4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98</text:p>
          </table:table-cell>
          <table:table-cell table:style-name="ACE-0" office:value-type="float" office:value="46.210000000000001">
            <text:p>46.21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334">
            <text:p>33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5">
            <text:p>−54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257">
            <text:p>4257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5">
            <text:p>−39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675">
            <text:p>4675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997">
            <text:p>4997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5245">
            <text:p>524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100000000000001">
            <text:p>−16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Kranck1972,VacchiEtal2018</text:p>
          </table:table-cell>
          <table:table-cell table:number-columns-repeated="240" table:style-name="ACE-0"/>
        </table:table-row>
        <table:table-row table:style-name="AROW-0" table:number-rows-repeated="8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4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